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7772in"/>
    </style:style>
    <style:style style:name="co3" style:family="table-column">
      <style:table-column-properties fo:break-before="auto" style:column-width="4.211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236in"/>
    </style:style>
    <style:style style:name="co6" style:family="table-column">
      <style:table-column-properties fo:break-before="auto" style:column-width="1.6047in"/>
    </style:style>
    <style:style style:name="co7" style:family="table-column">
      <style:table-column-properties fo:break-before="auto" style:column-width="3.6728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gnoring headers, resistors, other passive parts</text:p>
          </table:table-cell>
          <table:table-cell table:style-name="ce1" table:number-columns-repeated="6"/>
          <table:table-cell table:style-name="ce1" table:formula="of:=SUM([.H4:.H55])" office:value-type="float" office:value="222">
            <text:p>222</text:p>
          </table:table-cell>
          <table:table-cell table:style-name="ce1" table:number-columns-repeated="1016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Base Part #</text:p>
          </table:table-cell>
          <table:table-cell table:style-name="ce2" office:value-type="string">
            <text:p>Part Number</text:p>
          </table:table-cell>
          <table:table-cell table:style-name="ce2" office:value-type="string">
            <text:p>Stock Desc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Source Part #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Description</text:p>
          </table:table-cell>
          <table:table-cell table:style-name="ce2" table:number-columns-repeated="1015"/>
        </table:table-row>
        <table:table-row table:style-name="ro2">
          <table:table-cell office:value-type="string">
            <text:p>Adapter</text:p>
          </table:table-cell>
          <table:table-cell/>
          <table:table-cell office:value-type="string">
            <text:p>PA-SOD3SM18-28</text:p>
          </table:table-cell>
          <table:table-cell office:value-type="string">
            <text:p>ADAPTER 28SOIC TO 28DIP 300MIL</text:p>
          </table:table-cell>
          <table:table-cell/>
          <table:table-cell office:value-type="string">
            <text:p>Digikey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Adapter</text:p>
          </table:table-cell>
          <table:table-cell table:number-columns-repeated="2"/>
          <table:table-cell office:value-type="string">
            <text:p>TSOP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Adapter</text:p>
          </table:table-cell>
          <table:table-cell table:number-columns-repeated="2"/>
          <table:table-cell office:value-type="string">
            <text:p>SOIC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Adapter</text:p>
          </table:table-cell>
          <table:table-cell table:number-columns-repeated="2"/>
          <table:table-cell office:value-type="string">
            <text:p>QFN32 TQFP32 to DIP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Connector</text:p>
          </table:table-cell>
          <table:table-cell table:number-columns-repeated="2"/>
          <table:table-cell office:value-type="string">
            <text:p>DB9 Joystick to right angle DIP breadkout board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Connector</text:p>
          </table:table-cell>
          <table:table-cell table:number-columns-repeated="2"/>
          <table:table-cell office:value-type="string">
            <text:p>Breadboard-friendly 2.1mm DC barrel jack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Connector</text:p>
          </table:table-cell>
          <table:table-cell/>
          <table:table-cell office:value-type="float" office:value="1728310000">
            <text:p>1728310000</text:p>
          </table:table-cell>
          <table:table-cell office:value-type="string">
            <text:p>TERM BLOCK HEADER 6POS 3.5MM BK</text:p>
          </table:table-cell>
          <table:table-cell/>
          <table:table-cell office:value-type="string">
            <text:p>Digikey</text:p>
          </table:table-cell>
          <table:table-cell office:value-type="string">
            <text:p>281-1807-ND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Crystal</text:p>
          </table:table-cell>
          <table:table-cell table:number-columns-repeated="2"/>
          <table:table-cell office:value-type="string">
            <text:p>2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Crystal</text:p>
          </table:table-cell>
          <table:table-cell table:number-columns-repeated="2"/>
          <table:table-cell office:value-type="string">
            <text:p>3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Crystal</text:p>
          </table:table-cell>
          <table:table-cell table:number-columns-repeated="2"/>
          <table:table-cell office:value-type="string">
            <text:p>CRYSTAL 16.0MHZ 18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CTX1085-ND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CD</text:p>
          </table:table-cell>
          <table:table-cell table:number-columns-repeated="2"/>
          <table:table-cell office:value-type="string">
            <text:p>Standard LCD 16x2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float" office:value="7432">
            <text:p>7432</text:p>
          </table:table-cell>
          <table:table-cell office:value-type="string">
            <text:p>7432 - Quad 2-input 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float" office:value="7486">
            <text:p>7486</text:p>
          </table:table-cell>
          <table:table-cell office:value-type="string">
            <text:p>7486 - Quad EXCLUSIVE-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HC4050</text:p>
          </table:table-cell>
          <table:table-cell office:value-type="string">
            <text:p>74HC4050N,652</text:p>
          </table:table-cell>
          <table:table-cell office:value-type="string">
            <text:p>IC HEX LEVEL SHIFTER 16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HC595</text:p>
          </table:table-cell>
          <table:table-cell office:value-type="string">
            <text:p>SN74HC595N</text:p>
          </table:table-cell>
          <table:table-cell office:value-type="string">
            <text:p>IC 8-BIT SHIFT REGISTER 16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00-5-ND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HCT157</text:p>
          </table:table-cell>
          <table:table-cell table:style-name="Default" office:value-type="string">
            <text:p>74HCT157N,652</text:p>
          </table:table-cell>
          <table:table-cell office:value-type="string">
            <text:p>IC MULTIPLEXER QUAD 2INPU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HCT373</text:p>
          </table:table-cell>
          <table:table-cell office:value-type="string">
            <text:p>SN74HCT373N</text:p>
          </table:table-cell>
          <table:table-cell office:value-type="string">
            <text:p>IC OCT D-TYPE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16-5-ND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HCT373</text:p>
          </table:table-cell>
          <table:table-cell office:value-type="string">
            <text:p>SN74HCT373N</text:p>
          </table:table-cell>
          <table:table-cell office:value-type="string">
            <text:p>IC OCT D TRANSP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21-5-ND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38</text:p>
          </table:table-cell>
          <table:table-cell office:value-type="string">
            <text:p>74LS138 - 3 to 8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39</text:p>
          </table:table-cell>
          <table:table-cell office:value-type="string">
            <text:p>74LS139 - 2 to 4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51</text:p>
          </table:table-cell>
          <table:table-cell office:value-type="string">
            <text:p>74LS151 - 8-input 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53</text:p>
          </table:table-cell>
          <table:table-cell office:value-type="string">
            <text:p>74LS153 - Dual 4 to 1 Selector/Mult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54</text:p>
          </table:table-cell>
          <table:table-cell office:value-type="string">
            <text:p>74LS154 - 4 to 16 Line Dec./Demultipl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58</text:p>
          </table:table-cell>
          <table:table-cell office:value-type="string">
            <text:p>74LS158 - Quad 2/1 Multiplexer Inver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64</text:p>
          </table:table-cell>
          <table:table-cell office:value-type="string">
            <text:p>74LS164 - 8-bit Serial Shift Regis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4">
            <text:p>1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65</text:p>
          </table:table-cell>
          <table:table-cell office:value-type="string">
            <text:p>74LS165 - 8-bit Ser. Shift Reg Par.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LS165</text:p>
          </table:table-cell>
          <table:table-cell table:style-name="Default" office:value-type="string">
            <text:p>SN74LS165AN</text:p>
          </table:table-cell>
          <table:table-cell office:value-type="string">
            <text:p>IC SHFT REG PAR-LD 8BIT 16-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66</text:p>
          </table:table-cell>
          <table:table-cell office:value-type="string">
            <text:p>74LS166 - 8-bit Shift Register Parallel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21</text:p>
          </table:table-cell>
          <table:table-cell office:value-type="string">
            <text:p>74LS21 - Dual 4-input 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LS21</text:p>
          </table:table-cell>
          <table:table-cell office:value-type="string">
            <text:p>SN74LS21N</text:p>
          </table:table-cell>
          <table:table-cell office:value-type="string">
            <text:p>IC DUAL 4-IN AND GATE 14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244</text:p>
          </table:table-cell>
          <table:table-cell office:value-type="string">
            <text:p>74LS244 - Octal Driv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LS244</text:p>
          </table:table-cell>
          <table:table-cell table:style-name="Default" office:value-type="string">
            <text:p>SN74LS244N</text:p>
          </table:table-cell>
          <table:table-cell office:value-type="string">
            <text:p>IC BUFF/DVR TRI-ST DUAL 20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245</text:p>
          </table:table-cell>
          <table:table-cell office:value-type="string">
            <text:p>74LS245 - Octal Bus Transc.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LS245</text:p>
          </table:table-cell>
          <table:table-cell office:value-type="string">
            <text:p>SN74LS245N</text:p>
          </table:table-cell>
          <table:table-cell office:value-type="string">
            <text:p>IC BUS TRANSCEIVER 8BIT 20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251</text:p>
          </table:table-cell>
          <table:table-cell office:value-type="string">
            <text:p>74LS251 - 8-Channel Multiplex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LS251</text:p>
          </table:table-cell>
          <table:table-cell office:value-type="string">
            <text:p>SN74LS251N</text:p>
          </table:table-cell>
          <table:table-cell office:value-type="string">
            <text:p>IC 8-IN DATASELCT/MUX 3S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259</text:p>
          </table:table-cell>
          <table:table-cell office:value-type="string">
            <text:p>74LS259 - 8-Bit Addressable Latch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30</text:p>
          </table:table-cell>
          <table:table-cell office:value-type="string">
            <text:p>74LS30 - 8-input N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541</text:p>
          </table:table-cell>
          <table:table-cell office:value-type="string">
            <text:p>74LS541 - Octal Buffer/Line Dr.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595</text:p>
          </table:table-cell>
          <table:table-cell office:value-type="string">
            <text:p>74LS595 - 8-bit Serial-to-Par. Shift Reg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LS595</text:p>
          </table:table-cell>
          <table:table-cell table:style-name="Default" office:value-type="string">
            <text:p>SN74LS595N</text:p>
          </table:table-cell>
          <table:table-cell office:value-type="string">
            <text:p>IC 8BIT SHFT REG OUT LTCH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VC245</text:p>
          </table:table-cell>
          <table:table-cell office:value-type="string">
            <text:p>74LVC245 - Octal Bus Transceiv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CD4051</text:p>
          </table:table-cell>
          <table:table-cell/>
          <table:table-cell office:value-type="string">
            <text:p>CD4051 Single 8-ch. Multi.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MCP23008</text:p>
          </table:table-cell>
          <table:table-cell/>
          <table:table-cell office:value-type="string">
            <text:p>MCP23008 8-Bit I/O Expander with I2C Interfac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Memory</text:p>
          </table:table-cell>
          <table:table-cell office:value-type="string">
            <text:p>CY7C1019D</text:p>
          </table:table-cell>
          <table:table-cell office:value-type="string">
            <text:p>CY7C1019D-10ZSXI</text:p>
          </table:table-cell>
          <table:table-cell office:value-type="string">
            <text:p>IC SRAM 1MBIT 10NS 32TSOP</text:p>
          </table:table-cell>
          <table:table-cell office:value-type="string">
            <text:p>SOIC32</text:p>
          </table:table-cell>
          <table:table-cell office:value-type="string">
            <text:p>Digikey</text:p>
          </table:table-cell>
          <table:table-cell office:value-type="string">
            <text:p>428-1965-ND</text:p>
          </table:table-cell>
          <table:table-cell office:value-type="float" office:value="6">
            <text:p>6</text:p>
          </table:table-cell>
          <table:table-cell office:value-type="string">
            <text:p>Killed 1. Soldered 1 to protoadvantage adaptor.</text:p>
          </table:table-cell>
          <table:table-cell table:number-columns-repeated="1015"/>
        </table:table-row>
        <table:table-row table:style-name="ro2">
          <table:table-cell office:value-type="string">
            <text:p>Memory</text:p>
          </table:table-cell>
          <table:table-cell/>
          <table:table-cell office:value-type="string">
            <text:p>CY7C1007D-10VXI</text:p>
          </table:table-cell>
          <table:table-cell office:value-type="string">
            <text:p>IC SRAM 1MBIT 10NS 28SOJ</text:p>
          </table:table-cell>
          <table:table-cell/>
          <table:table-cell office:value-type="string">
            <text:p>Digikey</text:p>
          </table:table-cell>
          <table:table-cell office:value-type="string">
            <text:p>CY7C1007D-10VXI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Microcontroller</text:p>
          </table:table-cell>
          <table:table-cell office:value-type="string">
            <text:p>ATMEGA1280-16AU</text:p>
          </table:table-cell>
          <table:table-cell office:value-type="string">
            <text:p>ATMEGA1280-16AU-ND</text:p>
          </table:table-cell>
          <table:table-cell office:value-type="string">
            <text:p>IC MCU 8BIT 128KB FLASH 100TQFP</text:p>
          </table:table-cell>
          <table:table-cell office:value-type="string">
            <text:p>TQFP100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Microcontroller</text:p>
          </table:table-cell>
          <table:table-cell table:number-columns-repeated="2" office:value-type="string">
            <text:p>ATMEGA128A-AU</text:p>
          </table:table-cell>
          <table:table-cell office:value-type="string">
            <text:p>IC MCU 8BIT 128KB FLASH 64TQFP</text:p>
          </table:table-cell>
          <table:table-cell office:value-type="string">
            <text:p>TQFP64</text:p>
          </table:table-cell>
          <table:table-cell office:value-type="string">
            <text:p>Digikey</text:p>
          </table:table-cell>
          <table:table-cell office:value-type="string">
            <text:p>ATMEGA128A-AU-ND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Microcontroller</text:p>
          </table:table-cell>
          <table:table-cell/>
          <table:table-cell office:value-type="string">
            <text:p>ATTINY828-AU</text:p>
          </table:table-cell>
          <table:table-cell office:value-type="string">
            <text:p>IC MCU 8BIT 8KB FLASH 32TQFP</text:p>
          </table:table-cell>
          <table:table-cell/>
          <table:table-cell office:value-type="string">
            <text:p>Digikey</text:p>
          </table:table-cell>
          <table:table-cell office:value-type="string">
            <text:p>ATTINY828-AU-ND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Microcontroller</text:p>
          </table:table-cell>
          <table:table-cell/>
          <table:table-cell office:value-type="string">
            <text:p>ATMEGA644-20PU </text:p>
          </table:table-cell>
          <table:table-cell office:value-type="string">
            <text:p>IC MCU 8BIT 64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644-20PU-ND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Microcontroller</text:p>
          </table:table-cell>
          <table:table-cell/>
          <table:table-cell office:value-type="string">
            <text:p>ATMEGA1284-PU</text:p>
          </table:table-cell>
          <table:table-cell office:value-type="string">
            <text:p>IC MCU 8BIT 128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1284-PU-ND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Power</text:p>
          </table:table-cell>
          <table:table-cell table:number-columns-repeated="2"/>
          <table:table-cell office:value-type="string">
            <text:p>9V battery holder with switch &amp; 5.5mm/2.1mm plug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ower</text:p>
          </table:table-cell>
          <table:table-cell table:number-columns-repeated="2"/>
          <table:table-cell office:value-type="string">
            <text:p>9 VDC 1000mA regulated switching power adapter - UL listed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ket</text:p>
          </table:table-cell>
          <table:table-cell/>
          <table:table-cell office:value-type="string">
            <text:p>CONN IC SOCKET VERT 24POS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ket</text:p>
          </table:table-cell>
          <table:table-cell/>
          <table:table-cell office:value-type="string">
            <text:p>CONN SOCKET VERT 40 POS TIN 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ket</text:p>
          </table:table-cell>
          <table:table-cell/>
          <table:table-cell office:value-type="string">
            <text:p>CONN IC SOCKET 32POS DIP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16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8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0">
            <text:p>20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2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2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4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6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16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20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32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Terminal</text:p>
          </table:table-cell>
          <table:table-cell table:number-columns-repeated="2"/>
          <table:table-cell office:value-type="string">
            <text:p>Configurable Spring Terminal Blocks - 3 Pin 0.1" Pitch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I69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00/00/0000</text:date>, <text:time style:data-style-name="N2" text:time-value="0000-00-00T22:36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4:30:12</meta:creation-date>
    <dc:date>2013-05-17T22:54:18</dc:date>
    <meta:editing-duration>PT52M42S</meta:editing-duration>
    <meta:editing-cycles>16</meta:editing-cycles>
    <meta:generator>LibreOffice/4.0.2.2$Linux_X86_64 LibreOffice_project/400m0$Build-2</meta:generator>
    <meta:document-statistic meta:table-count="1" meta:cell-count="417" meta:object-count="0"/>
  </office:meta>
</office:document-meta>
</file>